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7.395cm" svg:y="0.342cm">
            <draw:object draw:notify-on-update-of-ranges="Sheet1.B2:Sheet1.B15 Sheet1.C2:Sheet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percentage" office:value="0.001" calcext:value-type="percentage">
            <text:p>0.10%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percentage" office:value="0.005" calcext:value-type="percentage">
            <text:p>0.50%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percentage" office:value="0.015" calcext:value-type="percentage">
            <text:p>1.50%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percentage" office:value="0.03" calcext:value-type="percentage">
            <text:p>3.00%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percentage" office:value="0.075" calcext:value-type="percentage">
            <text:p>7.50%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percentage" office:value="0.127" calcext:value-type="percentage">
            <text:p>12.70%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percentage" office:value="0.15" calcext:value-type="percentage">
            <text:p>15.00%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percentage" office:value="0.15" calcext:value-type="percentage">
            <text:p>15.00%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percentage" office:value="0.127" calcext:value-type="percentage">
            <text:p>12.70%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percentage" office:value="0.075" calcext:value-type="percentage">
            <text:p>7.50%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03" calcext:value-type="percentage">
            <text:p>3.00%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percentage" office:value="0.015" calcext:value-type="percentage">
            <text:p>1.50%</text:p>
          </table:table-cell>
        </table:table-row>
        <table:table-row table:style-name="ro1">
          <table:table-cell table:number-columns-repeated="2"/>
          <table:table-cell table:formula="of:=SUM([.C2:.C15])" office:value-type="percentage" office:value="1" calcext:value-type="percentage">
            <text:p>10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/00/0000</text:date>, <text:time style:data-style-name="N2" text:time-value="19:15:29.6682958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23:07:38.479720742</meta:creation-date>
    <meta:editing-duration>P2DT10H23M38S</meta:editing-duration>
    <meta:editing-cycles>3</meta:editing-cycles>
    <meta:generator>LibreOffice/24.2.7.2$Linux_X86_64 LibreOffice_project/420$Build-2</meta:generator>
    <dc:date>2026-02-12T12:56:29.882406232</dc:date>
    <meta:document-statistic meta:table-count="1" meta:cell-count="2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origin="0" chart:interval-major="20" chart:reverse-direction="false" text:line-break="false" loext:try-staggering-first="false" chart:link-data-style-to-source="true" loext:major-origin="0.5" chart:axis-position="0.02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minimum="0.02" chart:origin="0.02" chart:interval-major="0.0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2:Sheet1.C15" svg:x="0.377cm" svg:y="0.18cm" svg:width="14.995cm" svg:height="8.637cm">
          <chart:coordinate-region svg:x="1.809cm" svg:y="0.388cm" svg:width="13.266cm" svg:height="7.76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5" chart:class="chart:scatter">
            <chart:domain table:cell-range-address="Sheet1.B2:Sheet1.B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B2:Sheet1.B15</svg:desc>
                </draw:g>
              </table:table-cell>
              <table:table-cell office:value-type="float" office:value="0.001">
                <text:p>0.001</text:p>
                <draw:g>
                  <svg:desc>Sheet1.C2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">
                <text:p>26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">
                <text:p>24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">
                <text:p>22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0.015">
                <text:p>0.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